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/>
          <table:table-cell office:value-type="string" calcext:value-type="string">
            <text:p>Linear Regression (YearPredictionMSD)</text:p>
          </table:table-cell>
          <table:table-cell office:value-type="string" calcext:value-type="string">
            <text:p>Hubor Regressor (YearPredictionMSD)</text:p>
          </table:table-cell>
          <table:table-cell office:value-type="string" calcext:value-type="string">
            <text:p>Perceptron (YearPredictionMSD)</text:p>
          </table:table-cell>
          <table:table-cell office:value-type="string" calcext:value-type="string">
            <text:p>Linear Support Vector Machine (YearPredictionMSD)</text:p>
          </table:table-cell>
          <table:table-cell office:value-type="string" calcext:value-type="string">
            <text:p>Decision Tree (YearPredictionMSD)</text:p>
          </table:table-cell>
          <table:table-cell office:value-type="string" calcext:value-type="string">
            <text:p>Linear Regression (The SUM dataset, with noise)</text:p>
          </table:table-cell>
          <table:table-cell office:value-type="string" calcext:value-type="string">
            <text:p>Hubor Regressor (The SUM dataset, with noise)</text:p>
          </table:table-cell>
          <table:table-cell office:value-type="string" calcext:value-type="string">
            <text:p>Perceptron (The SUM dataset, with noise)</text:p>
          </table:table-cell>
          <table:table-cell office:value-type="string" calcext:value-type="string">
            <text:p>Linear Support Vector Machine (The SUM dataset, with noise)</text:p>
          </table:table-cell>
          <table:table-cell office:value-type="string" calcext:value-type="string">
            <text:p>Decision Tree (The SUM dataset, with nois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 Underestimate</text:p>
          </table:table-cell>
          <table:table-cell office:value-type="float" office:value="9.42170291233127" calcext:value-type="float">
            <text:p>9.4217029123</text:p>
          </table:table-cell>
          <table:table-cell office:value-type="float" office:value="362.174271931547" calcext:value-type="float">
            <text:p>362.1742719315</text:p>
          </table:table-cell>
          <table:table-cell office:value-type="float" office:value="12.3549180491009" calcext:value-type="float">
            <text:p>12.3549180491</text:p>
          </table:table-cell>
          <table:table-cell office:value-type="float" office:value="174.03865510689" calcext:value-type="float">
            <text:p>174.0386551069</text:p>
          </table:table-cell>
          <table:table-cell office:value-type="float" office:value="13.8258091987413" calcext:value-type="float">
            <text:p>13.8258091987</text:p>
          </table:table-cell>
          <table:table-cell office:value-type="float" office:value="79666.1357799071" calcext:value-type="float">
            <text:p>79666.1357799071</text:p>
          </table:table-cell>
          <table:table-cell office:value-type="float" office:value="79658.3306224212" calcext:value-type="float">
            <text:p>79658.3306224212</text:p>
          </table:table-cell>
          <table:table-cell office:value-type="float" office:value="736057.397977837" calcext:value-type="float">
            <text:p>736057.397977837</text:p>
          </table:table-cell>
          <table:table-cell office:value-type="float" office:value="87290.5787438592" calcext:value-type="float">
            <text:p>87290.5787438592</text:p>
          </table:table-cell>
          <table:table-cell office:value-type="float" office:value="121414.2861046" calcext:value-type="float">
            <text:p>121414.28610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^2</text:p>
          </table:table-cell>
          <table:table-cell office:value-type="float" office:value="6.58730998794" calcext:value-type="float">
            <text:p>6.5873099879</text:p>
          </table:table-cell>
          <table:table-cell office:value-type="float" office:value="264.555927495" calcext:value-type="float">
            <text:p>264.555927495</text:p>
          </table:table-cell>
          <table:table-cell office:value-type="float" office:value="8.73266666667" calcext:value-type="float">
            <text:p>8.7326666667</text:p>
          </table:table-cell>
          <table:table-cell office:value-type="float" office:value="126.5282898" calcext:value-type="float">
            <text:p>126.5282898</text:p>
          </table:table-cell>
          <table:table-cell office:value-type="float" office:value="9.57633333333" calcext:value-type="float">
            <text:p>9.5763333333</text:p>
          </table:table-cell>
          <table:table-cell office:value-type="float" office:value="59833.1599859" calcext:value-type="float">
            <text:p>59833.1599859</text:p>
          </table:table-cell>
          <table:table-cell office:value-type="float" office:value="59769.8061335" calcext:value-type="float">
            <text:p>59769.8061335</text:p>
          </table:table-cell>
          <table:table-cell office:value-type="float" office:value="622900.199667" calcext:value-type="float">
            <text:p>622900.199667</text:p>
          </table:table-cell>
          <table:table-cell office:value-type="float" office:value="63229.5131481" calcext:value-type="float">
            <text:p>63229.5131481</text:p>
          </table:table-cell>
          <table:table-cell office:value-type="float" office:value="85925.125" calcext:value-type="float">
            <text:p>85925.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n Absolute Error</text:p>
          </table:table-cell>
          <table:table-cell office:value-type="float" office:value="0.079407444693" calcext:value-type="float">
            <text:p>0.0794074447</text:p>
          </table:table-cell>
          <table:table-cell office:value-type="float" office:value="-1342.84947802" calcext:value-type="float">
            <text:p>-1342.84947802</text:p>
          </table:table-cell>
          <table:table-cell office:value-type="float" office:value="-0.572077961927" calcext:value-type="float">
            <text:p>-0.5720779619</text:p>
          </table:table-cell>
          <table:table-cell office:value-type="float" office:value="-284.55707067" calcext:value-type="float">
            <text:p>-284.55707067</text:p>
          </table:table-cell>
          <table:table-cell office:value-type="float" office:value="-0.979651767409" calcext:value-type="float">
            <text:p>-0.9796517674</text:p>
          </table:table-cell>
          <table:table-cell office:value-type="float" office:value="0.987068751939" calcext:value-type="float">
            <text:p>0.9870687519</text:p>
          </table:table-cell>
          <table:table-cell office:value-type="float" office:value="0.987074808564" calcext:value-type="float">
            <text:p>0.9870748086</text:p>
          </table:table-cell>
          <table:table-cell office:value-type="float" office:value="0.0670920408429" calcext:value-type="float">
            <text:p>0.0670920408</text:p>
          </table:table-cell>
          <table:table-cell office:value-type="float" office:value="0.986045260181" calcext:value-type="float">
            <text:p>0.9860452602</text:p>
          </table:table-cell>
          <table:table-cell office:value-type="float" office:value="0.969943264577" calcext:value-type="float">
            <text:p>0.96994326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x Overestimate</text:p>
          </table:table-cell>
          <table:table-cell office:value-type="float" office:value="58.0889261163" calcext:value-type="float">
            <text:p>58.0889261163</text:p>
          </table:table-cell>
          <table:table-cell office:value-type="float" office:value="2443.69551425" calcext:value-type="float">
            <text:p>2443.69551425</text:p>
          </table:table-cell>
          <table:table-cell office:value-type="float" office:value="63" calcext:value-type="float">
            <text:p>63</text:p>
          </table:table-cell>
          <table:table-cell office:value-type="float" office:value="1454.10594295" calcext:value-type="float">
            <text:p>1454.10594295</text:p>
          </table:table-cell>
          <table:table-cell office:value-type="float" office:value="64" calcext:value-type="float">
            <text:p>64</text:p>
          </table:table-cell>
          <table:table-cell office:value-type="float" office:value="245007.372347" calcext:value-type="float">
            <text:p>245007.372347</text:p>
          </table:table-cell>
          <table:table-cell office:value-type="float" office:value="244054.522455" calcext:value-type="float">
            <text:p>244054.522455</text:p>
          </table:table-cell>
          <table:table-cell office:value-type="float" office:value="1476119" calcext:value-type="float">
            <text:p>1476119</text:p>
          </table:table-cell>
          <table:table-cell office:value-type="float" office:value="189722.544077" calcext:value-type="float">
            <text:p>189722.544077</text:p>
          </table:table-cell>
          <table:table-cell office:value-type="float" office:value="533957" calcext:value-type="float">
            <text:p>533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Underestimate</text:p>
          </table:table-cell>
          <table:table-cell office:value-type="float" office:value="4.6814113591" calcext:value-type="float">
            <text:p>4.6814113591</text:p>
          </table:table-cell>
          <table:table-cell office:value-type="float" office:value="213.944469134" calcext:value-type="float">
            <text:p>213.944469134</text:p>
          </table:table-cell>
          <table:table-cell office:value-type="float" office:value="5" calcext:value-type="float">
            <text:p>5</text:p>
          </table:table-cell>
          <table:table-cell office:value-type="float" office:value="80.5948160306" calcext:value-type="float">
            <text:p>80.5948160306</text:p>
          </table:table-cell>
          <table:table-cell office:value-type="float" office:value="6" calcext:value-type="float">
            <text:p>6</text:p>
          </table:table-cell>
          <table:table-cell office:value-type="float" office:value="42173.5515311" calcext:value-type="float">
            <text:p>42173.5515311</text:p>
          </table:table-cell>
          <table:table-cell office:value-type="float" office:value="43258.5657674" calcext:value-type="float">
            <text:p>43258.5657674</text:p>
          </table:table-cell>
          <table:table-cell office:value-type="float" office:value="416107.5" calcext:value-type="float">
            <text:p>416107.5</text:p>
          </table:table-cell>
          <table:table-cell office:value-type="float" office:value="58945.2290522" calcext:value-type="float">
            <text:p>58945.2290522</text:p>
          </table:table-cell>
          <table:table-cell office:value-type="float" office:value="56599" calcext:value-type="float">
            <text:p>565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Overestimate</text:p>
          </table:table-cell>
          <table:table-cell office:value-type="float" office:value="-30.2895269596" calcext:value-type="float">
            <text:p>-30.2895269596</text:p>
          </table:table-cell>
          <table:table-cell office:value-type="float" office:value="-2240.63347571" calcext:value-type="float">
            <text:p>-2240.63347571</text:p>
          </table:table-cell>
          <table:table-cell office:value-type="float" office:value="-44" calcext:value-type="float">
            <text:p>-44</text:p>
          </table:table-cell>
          <table:table-cell office:value-type="float" office:value="-1322.70322715" calcext:value-type="float">
            <text:p>-1322.70322715</text:p>
          </table:table-cell>
          <table:table-cell office:value-type="float" office:value="-64" calcext:value-type="float">
            <text:p>-64</text:p>
          </table:table-cell>
          <table:table-cell office:value-type="float" office:value="-238091.196887" calcext:value-type="float">
            <text:p>-238091.196887</text:p>
          </table:table-cell>
          <table:table-cell office:value-type="float" office:value="-240367.694773" calcext:value-type="float">
            <text:p>-240367.694773</text:p>
          </table:table-cell>
          <table:table-cell office:value-type="float" office:value="-1260233" calcext:value-type="float">
            <text:p>-1260233</text:p>
          </table:table-cell>
          <table:table-cell office:value-type="float" office:value="-332219.598838" calcext:value-type="float">
            <text:p>-332219.598838</text:p>
          </table:table-cell>
          <table:table-cell office:value-type="float" office:value="-518218" calcext:value-type="float">
            <text:p>-518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-5.01777021223" calcext:value-type="float">
            <text:p>-5.0177702122</text:p>
          </table:table-cell>
          <table:table-cell office:value-type="float" office:value="-189.124775311" calcext:value-type="float">
            <text:p>-189.124775311</text:p>
          </table:table-cell>
          <table:table-cell office:value-type="float" office:value="-6" calcext:value-type="float">
            <text:p>-6</text:p>
          </table:table-cell>
          <table:table-cell office:value-type="float" office:value="-110.086493881" calcext:value-type="float">
            <text:p>-110.086493881</text:p>
          </table:table-cell>
          <table:table-cell office:value-type="float" office:value="-5" calcext:value-type="float">
            <text:p>-5</text:p>
          </table:table-cell>
          <table:table-cell office:value-type="float" office:value="-47021.8850278" calcext:value-type="float">
            <text:p>-47021.8850278</text:p>
          </table:table-cell>
          <table:table-cell office:value-type="float" office:value="-45128.2639825" calcext:value-type="float">
            <text:p>-45128.2639825</text:p>
          </table:table-cell>
          <table:table-cell office:value-type="float" office:value="-715418.5" calcext:value-type="float">
            <text:p>-715418.5</text:p>
          </table:table-cell>
          <table:table-cell office:value-type="float" office:value="-31532.3479398" calcext:value-type="float">
            <text:p>-31532.3479398</text:p>
          </table:table-cell>
          <table:table-cell office:value-type="float" office:value="-62106" calcext:value-type="float">
            <text:p>-621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plained Variance</text:p>
          </table:table-cell>
          <table:table-cell office:value-type="float" office:value="4.78852947824" calcext:value-type="float">
            <text:p>4.7885294782</text:p>
          </table:table-cell>
          <table:table-cell office:value-type="float" office:value="204.369610177" calcext:value-type="float">
            <text:p>204.369610177</text:p>
          </table:table-cell>
          <table:table-cell office:value-type="float" office:value="6" calcext:value-type="float">
            <text:p>6</text:p>
          </table:table-cell>
          <table:table-cell office:value-type="float" office:value="100.176467615" calcext:value-type="float">
            <text:p>100.176467615</text:p>
          </table:table-cell>
          <table:table-cell office:value-type="float" office:value="6" calcext:value-type="float">
            <text:p>6</text:p>
          </table:table-cell>
          <table:table-cell office:value-type="float" office:value="44786.9751855" calcext:value-type="float">
            <text:p>44786.9751855</text:p>
          </table:table-cell>
          <table:table-cell office:value-type="float" office:value="44288.6045893" calcext:value-type="float">
            <text:p>44288.6045893</text:p>
          </table:table-cell>
          <table:table-cell office:value-type="float" office:value="569541" calcext:value-type="float">
            <text:p>569541</text:p>
          </table:table-cell>
          <table:table-cell office:value-type="float" office:value="44757.7928509" calcext:value-type="float">
            <text:p>44757.7928509</text:p>
          </table:table-cell>
          <table:table-cell office:value-type="float" office:value="59137.5" calcext:value-type="float">
            <text:p>5913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Absolute Error</text:p>
          </table:table-cell>
          <table:table-cell office:value-type="float" office:value="0.078700128411" calcext:value-type="float">
            <text:p>0.0787001284</text:p>
          </table:table-cell>
          <table:table-cell office:value-type="float" office:value="-1360.37380698" calcext:value-type="float">
            <text:p>-1360.37380698</text:p>
          </table:table-cell>
          <table:table-cell office:value-type="float" office:value="-0.584243511442" calcext:value-type="float">
            <text:p>-0.5842435114</text:p>
          </table:table-cell>
          <table:table-cell office:value-type="float" office:value="-313.364600818" calcext:value-type="float">
            <text:p>-313.364600818</text:p>
          </table:table-cell>
          <table:table-cell office:value-type="float" office:value="-0.983916170584" calcext:value-type="float">
            <text:p>-0.9839161706</text:p>
          </table:table-cell>
          <table:table-cell office:value-type="float" office:value="0.987054273017" calcext:value-type="float">
            <text:p>0.987054273</text:p>
          </table:table-cell>
          <table:table-cell office:value-type="float" office:value="0.987056809565" calcext:value-type="float">
            <text:p>0.9870568096</text:p>
          </table:table-cell>
          <table:table-cell office:value-type="float" office:value="-0.105101844125" calcext:value-type="float">
            <text:p>-0.1051018441</text:p>
          </table:table-cell>
          <table:table-cell office:value-type="float" office:value="0.984457757339" calcext:value-type="float">
            <text:p>0.9844577573</text:p>
          </table:table-cell>
          <table:table-cell office:value-type="float" office:value="0.969931032149" calcext:value-type="float">
            <text:p>0.96993103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 Regression (YearPredictionMSD)</text:p>
          </table:table-cell>
          <table:table-cell office:value-type="string" calcext:value-type="string">
            <text:p>Hubor Regressor (YearPredictionMSD)</text:p>
          </table:table-cell>
          <table:table-cell office:value-type="string" calcext:value-type="string">
            <text:p>Perceptron (YearPredictionMSD)</text:p>
          </table:table-cell>
          <table:table-cell office:value-type="string" calcext:value-type="string">
            <text:p>Linear Support Vector Machine (YearPredictionMSD)</text:p>
          </table:table-cell>
          <table:table-cell office:value-type="string" calcext:value-type="string">
            <text:p>Decision Tree (YearPredictionMSD)</text:p>
          </table:table-cell>
          <table:table-cell office:value-type="string" calcext:value-type="string">
            <text:p>Linear Regression (New York City Taxi Trip Duration)</text:p>
          </table:table-cell>
          <table:table-cell office:value-type="string" calcext:value-type="string">
            <text:p>Hubor Regressor (New York City Taxi Trip Duration)</text:p>
          </table:table-cell>
          <table:table-cell office:value-type="string" calcext:value-type="string">
            <text:p>Perceptron (New York City Taxi Trip Duration)</text:p>
          </table:table-cell>
          <table:table-cell office:value-type="string" calcext:value-type="string">
            <text:p>Linear Support Vector Machine (New York City Taxi Trip Duration)</text:p>
          </table:table-cell>
          <table:table-cell office:value-type="string" calcext:value-type="string">
            <text:p>Decision Tree (New York City Taxi Trip Duration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 Underestima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R^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n Absolute Err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n Absolute Err</text:p>
          </table:table-cell>
          <table:table-cell table:formula="of:= 6 - [.B15]" office:value-type="float" office:value="1" calcext:value-type="float">
            <text:p>1</text:p>
          </table:table-cell>
          <table:table-cell table:formula="of:= 6 - [.C15]" office:value-type="float" office:value="5" calcext:value-type="float">
            <text:p>5</text:p>
          </table:table-cell>
          <table:table-cell table:formula="of:= 6 - [.D15]" office:value-type="float" office:value="2" calcext:value-type="float">
            <text:p>2</text:p>
          </table:table-cell>
          <table:table-cell table:formula="of:= 6 - [.E15]" office:value-type="float" office:value="4" calcext:value-type="float">
            <text:p>4</text:p>
          </table:table-cell>
          <table:table-cell table:formula="of:= 6 - [.F15]" office:value-type="float" office:value="3" calcext:value-type="float">
            <text:p>3</text:p>
          </table:table-cell>
          <table:table-cell table:formula="of:= 6 - [.G15]" office:value-type="float" office:value="2" calcext:value-type="float">
            <text:p>2</text:p>
          </table:table-cell>
          <table:table-cell table:formula="of:= 6 - [.H15]" office:value-type="float" office:value="1" calcext:value-type="float">
            <text:p>1</text:p>
          </table:table-cell>
          <table:table-cell table:formula="of:= 6 - [.I15]" office:value-type="float" office:value="5" calcext:value-type="float">
            <text:p>5</text:p>
          </table:table-cell>
          <table:table-cell table:formula="of:= 6 - [.J15]" office:value-type="float" office:value="3" calcext:value-type="float">
            <text:p>3</text:p>
          </table:table-cell>
          <table:table-cell table:formula="of:= 6 - [.K1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x Overestima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x Overestimate</text:p>
          </table:table-cell>
          <table:table-cell table:style-name="ce1" table:formula="of:= 6 - [.B17]" office:value-type="float" office:value="1" calcext:value-type="float">
            <text:p>1</text:p>
          </table:table-cell>
          <table:table-cell table:style-name="ce1" table:formula="of:= 6 - [.C17]" office:value-type="float" office:value="5" calcext:value-type="float">
            <text:p>5</text:p>
          </table:table-cell>
          <table:table-cell table:style-name="ce1" table:formula="of:= 6 - [.D17]" office:value-type="float" office:value="2" calcext:value-type="float">
            <text:p>2</text:p>
          </table:table-cell>
          <table:table-cell table:style-name="ce1" table:formula="of:= 6 - [.E17]" office:value-type="float" office:value="4" calcext:value-type="float">
            <text:p>4</text:p>
          </table:table-cell>
          <table:table-cell table:style-name="ce1" table:formula="of:= 6 - [.F17]" office:value-type="float" office:value="3" calcext:value-type="float">
            <text:p>3</text:p>
          </table:table-cell>
          <table:table-cell table:style-name="ce1" table:formula="of:= 6 - [.G17]" office:value-type="float" office:value="3" calcext:value-type="float">
            <text:p>3</text:p>
          </table:table-cell>
          <table:table-cell table:style-name="ce1" table:formula="of:= 6 - [.H17]" office:value-type="float" office:value="2" calcext:value-type="float">
            <text:p>2</text:p>
          </table:table-cell>
          <table:table-cell table:style-name="ce1" table:formula="of:= 6 - [.I17]" office:value-type="float" office:value="5" calcext:value-type="float">
            <text:p>5</text:p>
          </table:table-cell>
          <table:table-cell table:style-name="ce1" table:formula="of:= 6 - [.J17]" office:value-type="float" office:value="1" calcext:value-type="float">
            <text:p>1</text:p>
          </table:table-cell>
          <table:table-cell table:style-name="ce1" table:formula="of:= 6 - [.K1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Median Underestima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Median Underestimat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dian Overestimate</text:p>
          </table:table-cell>
          <table:table-cell table:style-name="ce1" table:formula="of:= 6 - [.B20]" office:value-type="float" office:value="4" calcext:value-type="float">
            <text:p>4</text:p>
          </table:table-cell>
          <table:table-cell table:style-name="ce1" table:formula="of:= 6 - [.C20]" office:value-type="float" office:value="1" calcext:value-type="float">
            <text:p>1</text:p>
          </table:table-cell>
          <table:table-cell table:style-name="ce1" table:formula="of:= 6 - [.D20]" office:value-type="float" office:value="3" calcext:value-type="float">
            <text:p>3</text:p>
          </table:table-cell>
          <table:table-cell table:style-name="ce1" table:formula="of:= 6 - [.E20]" office:value-type="float" office:value="2" calcext:value-type="float">
            <text:p>2</text:p>
          </table:table-cell>
          <table:table-cell table:style-name="ce1" table:formula="of:= 6 - [.F20]" office:value-type="float" office:value="5" calcext:value-type="float">
            <text:p>5</text:p>
          </table:table-cell>
          <table:table-cell table:style-name="ce1" table:formula="of:= 6 - [.G20]" office:value-type="float" office:value="3" calcext:value-type="float">
            <text:p>3</text:p>
          </table:table-cell>
          <table:table-cell table:style-name="ce1" table:formula="of:= 6 - [.H20]" office:value-type="float" office:value="4" calcext:value-type="float">
            <text:p>4</text:p>
          </table:table-cell>
          <table:table-cell table:style-name="ce1" table:formula="of:= 6 - [.I20]" office:value-type="float" office:value="1" calcext:value-type="float">
            <text:p>1</text:p>
          </table:table-cell>
          <table:table-cell table:style-name="ce1" table:formula="of:= 6 - [.J20]" office:value-type="float" office:value="5" calcext:value-type="float">
            <text:p>5</text:p>
          </table:table-cell>
          <table:table-cell table:style-name="ce1" table:formula="of:= 6 - [.K20]" office:value-type="float" office:value="2" calcext:value-type="float">
            <text:p>2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MSE</text:p>
          </table:table-cell>
          <table:table-cell table:formula="of:= 6 - [.B22]" office:value-type="float" office:value="1" calcext:value-type="float">
            <text:p>1</text:p>
          </table:table-cell>
          <table:table-cell table:formula="of:= 6 - [.C22]" office:value-type="float" office:value="5" calcext:value-type="float">
            <text:p>5</text:p>
          </table:table-cell>
          <table:table-cell table:formula="of:= 6 - [.D22]" office:value-type="float" office:value="3" calcext:value-type="float">
            <text:p>3</text:p>
          </table:table-cell>
          <table:table-cell table:formula="of:= 6 - [.E22]" office:value-type="float" office:value="4" calcext:value-type="float">
            <text:p>4</text:p>
          </table:table-cell>
          <table:table-cell table:formula="of:= 6 - [.F22]" office:value-type="float" office:value="2" calcext:value-type="float">
            <text:p>2</text:p>
          </table:table-cell>
          <table:table-cell table:formula="of:= 6 - [.G22]" office:value-type="float" office:value="1" calcext:value-type="float">
            <text:p>1</text:p>
          </table:table-cell>
          <table:table-cell table:formula="of:= 6 - [.H22]" office:value-type="float" office:value="2" calcext:value-type="float">
            <text:p>2</text:p>
          </table:table-cell>
          <table:table-cell table:formula="of:= 6 - [.I22]" office:value-type="float" office:value="3" calcext:value-type="float">
            <text:p>3</text:p>
          </table:table-cell>
          <table:table-cell table:formula="of:= 6 - [.J22]" office:value-type="float" office:value="4" calcext:value-type="float">
            <text:p>4</text:p>
          </table:table-cell>
          <table:table-cell table:formula="of:= 6 - [.K22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plained Varian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Absolute Err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Abs Err</text:p>
          </table:table-cell>
          <table:table-cell table:formula="of:= 6 - [.B25]" office:value-type="float" office:value="1" calcext:value-type="float">
            <text:p>1</text:p>
          </table:table-cell>
          <table:table-cell table:formula="of:= 6 - [.C25]" office:value-type="float" office:value="5" calcext:value-type="float">
            <text:p>5</text:p>
          </table:table-cell>
          <table:table-cell table:formula="of:= 6 - [.D25]" office:value-type="float" office:value="3" calcext:value-type="float">
            <text:p>3</text:p>
          </table:table-cell>
          <table:table-cell table:formula="of:= 6 - [.E25]" office:value-type="float" office:value="4" calcext:value-type="float">
            <text:p>4</text:p>
          </table:table-cell>
          <table:table-cell table:formula="of:= 6 - [.F25]" office:value-type="float" office:value="3" calcext:value-type="float">
            <text:p>3</text:p>
          </table:table-cell>
          <table:table-cell table:formula="of:= 6 - [.G25]" office:value-type="float" office:value="3" calcext:value-type="float">
            <text:p>3</text:p>
          </table:table-cell>
          <table:table-cell table:formula="of:= 6 - [.H25]" office:value-type="float" office:value="1" calcext:value-type="float">
            <text:p>1</text:p>
          </table:table-cell>
          <table:table-cell table:formula="of:= 6 - [.I25]" office:value-type="float" office:value="5" calcext:value-type="float">
            <text:p>5</text:p>
          </table:table-cell>
          <table:table-cell table:formula="of:= 6 - [.J25]" office:value-type="float" office:value="2" calcext:value-type="float">
            <text:p>2</text:p>
          </table:table-cell>
          <table:table-cell table:formula="of:= 6 - [.K2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 Regression</text:p>
          </table:table-cell>
          <table:table-cell office:value-type="string" calcext:value-type="string">
            <text:p>Hubor Regressor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Linear Support Vector Machine</text:p>
          </table:table-cell>
          <table:table-cell office:value-type="string" calcext:value-type="string">
            <text:p>Decision 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1</text:p>
          </table:table-cell>
          <table:table-cell table:formula="of:=COUNTIF(([.B13]~[.B14]~[.B16]~[.B18]~[.B19]~[.B21]~[.B23]~[.B24]~[.B26]); &quot;=1&quot; ) + COUNTIF(([.G13]~[.G14]~[.G16]~[.G18]~[.G19]~[.G21]~[.G23]~[.G24]~[.G26]); &quot;=1&quot; )" office:value-type="float" office:value="10" calcext:value-type="float">
            <text:p>10</text:p>
          </table:table-cell>
          <table:table-cell table:formula="of:=COUNTIF(([.C13]~[.C14]~[.C16]~[.C18]~[.C19]~[.C21]~[.C23]~[.C24]~[.C26]); &quot;=1&quot; ) + COUNTIF(([.H13]~[.H14]~[.H16]~[.H18]~[.H19]~[.H21]~[.H23]~[.H24]~[.H26]); &quot;=1&quot; )" office:value-type="float" office:value="5" calcext:value-type="float">
            <text:p>5</text:p>
          </table:table-cell>
          <table:table-cell table:formula="of:=COUNTIF(([.D13]~[.D14]~[.D16]~[.D18]~[.D19]~[.D21]~[.D23]~[.D24]~[.D26]); &quot;=1&quot; ) + COUNTIF(([.I13]~[.I14]~[.I16]~[.I18]~[.I19]~[.I21]~[.I23]~[.I24]~[.I26]); &quot;=1&quot; )" office:value-type="float" office:value="1" calcext:value-type="float">
            <text:p>1</text:p>
          </table:table-cell>
          <table:table-cell table:formula="of:=COUNTIF(([.E13]~[.E14]~[.E16]~[.E18]~[.E19]~[.E21]~[.E23]~[.E24]~[.E26]); &quot;=1&quot; ) + COUNTIF(([.J13]~[.J14]~[.J16]~[.J18]~[.J19]~[.J21]~[.J23]~[.J24]~[.J26]); &quot;=1&quot; )" office:value-type="float" office:value="2" calcext:value-type="float">
            <text:p>2</text:p>
          </table:table-cell>
          <table:table-cell table:formula="of:=COUNTIF(([.F13]~[.F14]~[.F16]~[.F18]~[.F19]~[.F21]~[.F23]~[.F24]~[.F26]); &quot;=1&quot; ) + COUNTIF(([.K13]~[.K14]~[.K16]~[.K18]~[.K19]~[.K21]~[.K23]~[.K24]~[.K26]); &quot;=1&quot; 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2</text:p>
          </table:table-cell>
          <table:table-cell table:style-name="ce2" table:formula="of:=COUNTIF(([.B13]~[.B14]~[.B16]~[.B18]~[.B19]~[.B21]~[.B23]~[.B24]~[.B26]); &quot;=2&quot; ) + COUNTIF(([.G13]~[.G14]~[.G16]~[.G18]~[.G19]~[.G21]~[.G23]~[.G24]~[.G26]); &quot;=2&quot; )" office:value-type="float" office:value="3" calcext:value-type="float">
            <text:p>3</text:p>
          </table:table-cell>
          <table:table-cell table:style-name="ce2" table:formula="of:=COUNTIF(([.C13]~[.C14]~[.C16]~[.C18]~[.C19]~[.C21]~[.C23]~[.C24]~[.C26]); &quot;=2&quot; ) + COUNTIF(([.H13]~[.H14]~[.H16]~[.H18]~[.H19]~[.H21]~[.H23]~[.H24]~[.H26]); &quot;=2&quot; )" office:value-type="float" office:value="3" calcext:value-type="float">
            <text:p>3</text:p>
          </table:table-cell>
          <table:table-cell table:style-name="ce2" table:formula="of:=COUNTIF(([.D13]~[.D14]~[.D16]~[.D18]~[.D19]~[.D21]~[.D23]~[.D24]~[.D26]); &quot;=2&quot; ) + COUNTIF(([.I13]~[.I14]~[.I16]~[.I18]~[.I19]~[.I21]~[.I23]~[.I24]~[.I26]); &quot;=2&quot; )" office:value-type="float" office:value="6" calcext:value-type="float">
            <text:p>6</text:p>
          </table:table-cell>
          <table:table-cell table:style-name="ce2" table:formula="of:=COUNTIF(([.E13]~[.E14]~[.E16]~[.E18]~[.E19]~[.E21]~[.E23]~[.E24]~[.E26]); &quot;=2&quot; ) + COUNTIF(([.J13]~[.J14]~[.J16]~[.J18]~[.J19]~[.J21]~[.J23]~[.J24]~[.J26]); &quot;=2&quot; )" office:value-type="float" office:value="2" calcext:value-type="float">
            <text:p>2</text:p>
          </table:table-cell>
          <table:table-cell table:style-name="ce2" table:formula="of:=COUNTIF(([.F13]~[.F14]~[.F16]~[.F18]~[.F19]~[.F21]~[.F23]~[.F24]~[.F26]); &quot;=2&quot; ) + COUNTIF(([.K13]~[.K14]~[.K16]~[.K18]~[.K19]~[.K21]~[.K23]~[.K24]~[.K26]); &quot;=2&quot; 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3</text:p>
          </table:table-cell>
          <table:table-cell table:style-name="ce2" table:formula="of:=COUNTIF(([.B13]~[.B14]~[.B16]~[.B18]~[.B19]~[.B21]~[.B23]~[.B24]~[.B26]); &quot;=3&quot; ) + COUNTIF(([.G13]~[.G14]~[.G16]~[.G18]~[.G19]~[.G21]~[.G23]~[.G24]~[.G26]); &quot;=3&quot; )" office:value-type="float" office:value="3" calcext:value-type="float">
            <text:p>3</text:p>
          </table:table-cell>
          <table:table-cell table:style-name="ce2" table:formula="of:=COUNTIF(([.C13]~[.C14]~[.C16]~[.C18]~[.C19]~[.C21]~[.C23]~[.C24]~[.C26]); &quot;=3&quot; ) + COUNTIF(([.H13]~[.H14]~[.H16]~[.H18]~[.H19]~[.H21]~[.H23]~[.H24]~[.H26]); &quot;=3&quot; )" office:value-type="float" office:value="1" calcext:value-type="float">
            <text:p>1</text:p>
          </table:table-cell>
          <table:table-cell table:style-name="ce2" table:formula="of:=COUNTIF(([.D13]~[.D14]~[.D16]~[.D18]~[.D19]~[.D21]~[.D23]~[.D24]~[.D26]); &quot;=3&quot; ) + COUNTIF(([.I13]~[.I14]~[.I16]~[.I18]~[.I19]~[.I21]~[.I23]~[.I24]~[.I26]); &quot;=3&quot; )" office:value-type="float" office:value="4" calcext:value-type="float">
            <text:p>4</text:p>
          </table:table-cell>
          <table:table-cell table:style-name="ce2" table:formula="of:=COUNTIF(([.E13]~[.E14]~[.E16]~[.E18]~[.E19]~[.E21]~[.E23]~[.E24]~[.E26]); &quot;=3&quot; ) + COUNTIF(([.J13]~[.J14]~[.J16]~[.J18]~[.J19]~[.J21]~[.J23]~[.J24]~[.J26]); &quot;=3&quot; )" office:value-type="float" office:value="4" calcext:value-type="float">
            <text:p>4</text:p>
          </table:table-cell>
          <table:table-cell table:style-name="ce2" table:formula="of:=COUNTIF(([.F13]~[.F14]~[.F16]~[.F18]~[.F19]~[.F21]~[.F23]~[.F24]~[.F26]); &quot;=3&quot; ) + COUNTIF(([.K13]~[.K14]~[.K16]~[.K18]~[.K19]~[.K21]~[.K23]~[.K24]~[.K26]); &quot;=3&quot; 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4</text:p>
          </table:table-cell>
          <table:table-cell table:style-name="ce2" table:formula="of:=COUNTIF(([.B13]~[.B14]~[.B16]~[.B18]~[.B19]~[.B21]~[.B23]~[.B24]~[.B26]); &quot;=4&quot; ) + COUNTIF(([.G13]~[.G14]~[.G16]~[.G18]~[.G19]~[.G21]~[.G23]~[.G24]~[.G26]); &quot;=4&quot; )" office:value-type="float" office:value="2" calcext:value-type="float">
            <text:p>2</text:p>
          </table:table-cell>
          <table:table-cell table:style-name="ce2" table:formula="of:=COUNTIF(([.C13]~[.C14]~[.C16]~[.C18]~[.C19]~[.C21]~[.C23]~[.C24]~[.C26]); &quot;=4&quot; ) + COUNTIF(([.H13]~[.H14]~[.H16]~[.H18]~[.H19]~[.H21]~[.H23]~[.H24]~[.H26]); &quot;=4&quot; )" office:value-type="float" office:value="1" calcext:value-type="float">
            <text:p>1</text:p>
          </table:table-cell>
          <table:table-cell table:style-name="ce2" table:formula="of:=COUNTIF(([.D13]~[.D14]~[.D16]~[.D18]~[.D19]~[.D21]~[.D23]~[.D24]~[.D26]); &quot;=4&quot; ) + COUNTIF(([.I13]~[.I14]~[.I16]~[.I18]~[.I19]~[.I21]~[.I23]~[.I24]~[.I26]); &quot;=4&quot; )" office:value-type="float" office:value="0" calcext:value-type="float">
            <text:p>0</text:p>
          </table:table-cell>
          <table:table-cell table:style-name="ce2" table:formula="of:=COUNTIF(([.E13]~[.E14]~[.E16]~[.E18]~[.E19]~[.E21]~[.E23]~[.E24]~[.E26]); &quot;=4&quot; ) + COUNTIF(([.J13]~[.J14]~[.J16]~[.J18]~[.J19]~[.J21]~[.J23]~[.J24]~[.J26]); &quot;=4&quot; )" office:value-type="float" office:value="9" calcext:value-type="float">
            <text:p>9</text:p>
          </table:table-cell>
          <table:table-cell table:style-name="ce2" table:formula="of:=COUNTIF(([.F13]~[.F14]~[.F16]~[.F18]~[.F19]~[.F21]~[.F23]~[.F24]~[.F26]); &quot;=4&quot; ) + COUNTIF(([.K13]~[.K14]~[.K16]~[.K18]~[.K19]~[.K21]~[.K23]~[.K24]~[.K26]); &quot;=4&quot; 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5</text:p>
          </table:table-cell>
          <table:table-cell table:style-name="ce2" table:formula="of:=COUNTIF(([.B13]~[.B14]~[.B16]~[.B18]~[.B19]~[.B21]~[.B23]~[.B24]~[.B26]); &quot;=5&quot; ) + COUNTIF(([.G13]~[.G14]~[.G16]~[.G18]~[.G19]~[.G21]~[.G23]~[.G24]~[.G26]); &quot;=5&quot; )" office:value-type="float" office:value="0" calcext:value-type="float">
            <text:p>0</text:p>
          </table:table-cell>
          <table:table-cell table:style-name="ce2" table:formula="of:=COUNTIF(([.C13]~[.C14]~[.C16]~[.C18]~[.C19]~[.C21]~[.C23]~[.C24]~[.C26]); &quot;=5&quot; ) + COUNTIF(([.H13]~[.H14]~[.H16]~[.H18]~[.H19]~[.H21]~[.H23]~[.H24]~[.H26]); &quot;=5&quot; )" office:value-type="float" office:value="8" calcext:value-type="float">
            <text:p>8</text:p>
          </table:table-cell>
          <table:table-cell table:style-name="ce2" table:formula="of:=COUNTIF(([.D13]~[.D14]~[.D16]~[.D18]~[.D19]~[.D21]~[.D23]~[.D24]~[.D26]); &quot;=5&quot; ) + COUNTIF(([.I13]~[.I14]~[.I16]~[.I18]~[.I19]~[.I21]~[.I23]~[.I24]~[.I26]); &quot;=5&quot; )" office:value-type="float" office:value="7" calcext:value-type="float">
            <text:p>7</text:p>
          </table:table-cell>
          <table:table-cell table:style-name="ce2" table:formula="of:=COUNTIF(([.E13]~[.E14]~[.E16]~[.E18]~[.E19]~[.E21]~[.E23]~[.E24]~[.E26]); &quot;=5&quot; ) + COUNTIF(([.J13]~[.J14]~[.J16]~[.J18]~[.J19]~[.J21]~[.J23]~[.J24]~[.J26]); &quot;=5&quot; )" office:value-type="float" office:value="1" calcext:value-type="float">
            <text:p>1</text:p>
          </table:table-cell>
          <table:table-cell table:style-name="ce2" table:formula="of:=COUNTIF(([.F13]~[.F14]~[.F16]~[.F18]~[.F19]~[.F21]~[.F23]~[.F24]~[.F26]); &quot;=5&quot; ) + COUNTIF(([.K13]~[.K14]~[.K16]~[.K18]~[.K19]~[.K21]~[.K23]~[.K24]~[.K26]); &quot;=5&quot; )" office:value-type="float" office:value="2" calcext:value-type="float">
            <text:p>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13:18:51.585789961</dc:date>
    <meta:editing-duration>PT41M17S</meta:editing-duration>
    <meta:editing-cycles>9</meta:editing-cycles>
    <meta:generator>LibreOffice/5.1.6.2$Linux_X86_64 LibreOffice_project/10m0$Build-2</meta:generator>
    <meta:document-statistic meta:table-count="1" meta:cell-count="308" meta:object-count="0"/>
  </office:meta>
</office:document-meta>
</file>